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1.05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(Number of blocks)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N * pi</text:p>
          </table:table-cell>
          <table:table-cell table:style-name="ce1" office:value-type="string" calcext:value-type="string">
            <text:p>(v – N*pi)^2 / (N*pi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0417" calcext:value-type="float">
            <text:p>0.010417</text:p>
          </table:table-cell>
          <table:table-cell table:formula="of:=[.C3]*[.$B$1]" office:value-type="float" office:value="10.417" calcext:value-type="float">
            <text:p>10.417</text:p>
          </table:table-cell>
          <table:table-cell table:formula="of:=([.B3]-[.D3])*([.B3]-[.D3])/[.D3]" office:value-type="float" office:value="0.0326282998944034" calcext:value-type="float">
            <text:p>0.03262829989440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3125" calcext:value-type="float">
            <text:p>0.03125</text:p>
          </table:table-cell>
          <table:table-cell table:formula="of:=[.C4]*[.$B$1]" office:value-type="float" office:value="31.25" calcext:value-type="float">
            <text:p>31.25</text:p>
          </table:table-cell>
          <table:table-cell table:formula="of:=([.B4]-[.D4])*([.B4]-[.D4])/[.D4]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.125" calcext:value-type="float">
            <text:p>0.125</text:p>
          </table:table-cell>
          <table:table-cell table:formula="of:=[.C5]*[.$B$1]" office:value-type="float" office:value="125" calcext:value-type="float">
            <text:p>125</text:p>
          </table:table-cell>
          <table:table-cell table:formula="of:=([.B5]-[.D5])*([.B5]-[.D5])/[.D5]" office:value-type="float" office:value="0.648" calcext:value-type="float">
            <text:p>0.6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float" office:value="0.5" calcext:value-type="float">
            <text:p>0.5</text:p>
          </table:table-cell>
          <table:table-cell table:formula="of:=[.C6]*[.$B$1]" office:value-type="float" office:value="500" calcext:value-type="float">
            <text:p>500</text:p>
          </table:table-cell>
          <table:table-cell table:formula="of:=([.B6]-[.D6])*([.B6]-[.D6])/[.D6]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0.25" calcext:value-type="float">
            <text:p>0.25</text:p>
          </table:table-cell>
          <table:table-cell table:formula="of:=[.C7]*[.$B$1]" office:value-type="float" office:value="250" calcext:value-type="float">
            <text:p>250</text:p>
          </table:table-cell>
          <table:table-cell table:formula="of:=([.B7]-[.D7])*([.B7]-[.D7])/[.D7]" office:value-type="float" office:value="0.256" calcext:value-type="float">
            <text:p>0.2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0625" calcext:value-type="float">
            <text:p>0.0625</text:p>
          </table:table-cell>
          <table:table-cell table:formula="of:=[.C8]*[.$B$1]" office:value-type="float" office:value="62.5" calcext:value-type="float">
            <text:p>62.5</text:p>
          </table:table-cell>
          <table:table-cell table:formula="of:=([.B8]-[.D8])*([.B8]-[.D8])/[.D8]" office:value-type="float" office:value="0.484" calcext:value-type="float">
            <text:p>0.4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020833" calcext:value-type="float">
            <text:p>0.020833</text:p>
          </table:table-cell>
          <table:table-cell table:formula="of:=[.C9]*[.$B$1]" office:value-type="float" office:value="20.833" calcext:value-type="float">
            <text:p>20.833</text:p>
          </table:table-cell>
          <table:table-cell table:formula="of:=([.B9]-[.D9])*([.B9]-[.D9])/[.D9]" office:value-type="float" office:value="1.28151917630682" calcext:value-type="float">
            <text:p>1.2815191763068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NIST Values</text:p>
          </table:table-cell>
        </table:table-row>
        <table:table-row table:style-name="ro1">
          <table:table-cell table:style-name="ce2" office:value-type="string" calcext:value-type="string">
            <text:p>Sum:</text:p>
          </table:table-cell>
          <table:table-cell table:style-name="ce1" table:formula="of:=SUM([.B3:.B9])" office:value-type="float" office:value="1000" calcext:value-type="float">
            <text:p>1000</text:p>
          </table:table-cell>
          <table:table-cell table:style-name="ce1"/>
          <table:table-cell table:style-name="ce3" office:value-type="string" calcext:value-type="string">
            <text:p>Chi-Squared (Obs)</text:p>
          </table:table-cell>
          <table:table-cell table:style-name="ce1" table:formula="of:=SUM([.E3:.E9])" office:value-type="float" office:value="2.70614747620122" calcext:value-type="float">
            <text:p>2.70614747620122</text:p>
          </table:table-cell>
          <table:table-cell table:style-name="ce1"/>
          <table:table-cell table:style-name="ce1" office:value-type="float" office:value="2.700348" calcext:value-type="float">
            <text:p>2.700348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P-Value</text:p>
          </table:table-cell>
          <table:table-cell table:style-name="ce1" table:formula="of:=LEGACY.CHIDIST([.E11];6)" office:value-type="float" office:value="0.844720646300734" calcext:value-type="float">
            <text:p>0.844720646300734</text:p>
          </table:table-cell>
          <table:table-cell table:style-name="ce1"/>
          <table:table-cell table:style-name="ce1" table:formula="of:=LEGACY.CHIDIST([.G11];6)" office:value-type="float" office:value="0.845406193822145" calcext:value-type="float">
            <text:p>0.845406193822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0:49:02.292148000</meta:creation-date>
    <dc:date>2025-10-29T10:56:54.950270000</dc:date>
    <meta:editing-duration>PT7M53S</meta:editing-duration>
    <meta:editing-cycles>2</meta:editing-cycles>
    <meta:generator>LibreOffice/25.8.2.2$MacOSX_AARCH64 LibreOffice_project/d401f2107ccab8f924a8e2df40f573aab7605b6f</meta:generator>
    <meta:document-statistic meta:table-count="1" meta:cell-count="52" meta:object-count="0"/>
  </office:meta>
</office:document-meta>
</file>